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76cm" svg:stroke-color="#87172f" draw:marker-start-width="0.463cm" draw:marker-end="Arrow" draw:marker-end-width="0.563cm" draw:fill="solid" draw:textarea-vertical-align="middle" fo:padding-top="0.212cm" fo:padding-bottom="0.212cm" fo:padding-left="0.337cm" fo:padding-right="0.337cm"/>
    </style:style>
    <style:style style:name="gr2" style:family="graphic" style:parent-style-name="standard">
      <style:graphic-properties draw:stroke="none" draw:fill-color="#a38f32" draw:textarea-vertical-align="middle"/>
    </style:style>
    <style:style style:name="gr3" style:family="graphic" style:parent-style-name="objectwithoutfill">
      <style:graphic-properties draw:stroke="dash" draw:stroke-dash="Ultrafine_20_Dotted_20__28_var_29_" svg:stroke-width="0.106cm" svg:stroke-color="#6e595a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a38f32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507cm" svg:y1="9cm" svg:x2="8.7cm" svg:y2="9cm">
          <text:p/>
        </draw:line>
        <draw:path draw:style-name="gr2" draw:text-style-name="P2" draw:layer="layout" svg:width="5.892cm" svg:height="6.299cm" svg:x="1.507cm" svg:y="2.7cm" svg:viewBox="0 0 5893 6300" svg:d="M0 0c13200 100 100 6300 100 6300z">
          <text:p/>
        </draw:path>
        <draw:line draw:style-name="gr1" draw:text-style-name="P1" draw:layer="layout" svg:x1="1.6cm" svg:y1="9cm" svg:x2="1.5cm" svg:y2="1.3cm">
          <text:p/>
        </draw:line>
        <draw:path draw:style-name="gr3" draw:text-style-name="P1" draw:layer="layout" svg:width="6.299cm" svg:height="5.699cm" draw:transform="rotate (1.5707963267949) translate (1.6cm 9cm)" svg:viewBox="0 0 6300 5700" svg:d="M0 0c700 0 900 0 900 0v1700h700v1200h700v1000h600v700h600v700h700v400h800v-500h500v-800h300v-1100h300v-2300h200v-1000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1:45:25.382139497</meta:creation-date>
    <dc:date>2020-12-01T12:20:06.655096121</dc:date>
    <meta:editing-duration>PT14M2S</meta:editing-duration>
    <meta:editing-cycles>5</meta:editing-cycles>
    <meta:generator>LibreOffice/6.4.6.2$Linux_X86_64 LibreOffice_project/40$Build-2</meta:generator>
    <meta:document-statistic meta:object-count="4"/>
  </office:meta>
</office:document-meta>
</file>